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36c" officeooo:paragraph-rsid="0014836c"/>
    </style:style>
    <style:style style:name="P2" style:family="paragraph" style:parent-style-name="Standard">
      <style:text-properties officeooo:paragraph-rsid="0014836c"/>
    </style:style>
    <style:style style:name="T1" style:family="text">
      <style:text-properties officeooo:rsid="001483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a<text:span text:style-name="T1">a</text:span>tah-e-<text:span text:style-name="T1">badr</text:span>-<text:span text:style-name="T1">o</text:span>-Uhad, khandaq o kHyber bolay</text:p>
      <text:p text:style-name="Standard">Fard hai eik zamana isay lashkar bolay</text:p>
      <text:p text:style-name="Standard"/>
      <text:p text:style-name="Standard">G<text:span text:style-name="T1">a</text:span>ar<text:span text:style-name="T1">h</text:span> kar run mei<text:span text:style-name="T1">n</text:span> Alam, Fa<text:span text:style-name="T1">a</text:span>tah-<text:span text:style-name="T1">e-</text:span>khyber bolay</text:p>
      <text:p text:style-name="Standard">Hai Ali naam mera maa<text:span text:style-name="T1">n</text:span> mujhe Haider bolay</text:p>
      <text:p text:style-name="Standard"/>
      <text:p text:style-name="Standard">Ay<text:span text:style-name="T1">i</text:span> mushkil abhi asaan kiyay detay hai</text:p>
      <text:p text:style-name="Standard">T<text:span text:style-name="T1">a</text:span>n pay acha nahi lagta ho jisay sir bolay</text:p>
      <text:p text:style-name="Standard"/>
      <text:p text:style-name="P1">wo alag log thay jo dekh ke dar laut gaye</text:p>
      <text:p text:style-name="P1">haye marhab hai kahan ab koi antar bole</text:p>
      <text:p text:style-name="P1"/>
      <text:p text:style-name="P1">*aaj to arsh-e-mualla pe hai rindon ka dimaagh</text:p>
      <text:p text:style-name="P2"><text:span text:style-name="T1">aaj peene ke liye ke liye saqi-e-kauthar bole</text:span></text:p>
      <text:p text:style-name="Standard"/>
      <text:p text:style-name="Standard"><text:span text:style-name="T1">*</text:span>Ba<text:span text:style-name="T1">a</text:span>khuda is mei<text:span text:style-name="T1">n</text:span> nusairi k<text:span text:style-name="T1">i</text:span> nahi<text:span text:style-name="T1">n</text:span> ko<text:span text:style-name="T1">y</text:span>i khata<text:span text:style-name="T1">a</text:span></text:p>
      <text:p text:style-name="Standard">Madh-e-Hyder mei<text:span text:style-name="T1">n</text:span> payambar hai<text:span text:style-name="T1">n</text:span> sambhal kar bolay</text:p>
      <text:p text:style-name="Standard"/>
      <text:p text:style-name="P1">ye zacha khaana-e-farzand-e-abu talib hai</text:p>
      <text:p text:style-name="P1">ye zamana jise allah ka hai ghar bole</text:p>
      <text:p text:style-name="P1"/>
      <text:p text:style-name="P1">khaana-e-kaaba azal hi se ali ka ghar hai</text:p>
      <text:p text:style-name="P1">saamne aaye kisi aur ka ho ghar bole</text:p>
      <text:p text:style-name="P1"/>
      <text:p text:style-name="P1">dekh kar aate huwe Faatah-e-khyber ke qadam</text:p>
      <text:p text:style-name="P1">muskurati huwi diwaar barhi dar bole</text:p>
      <text:p text:style-name="P1"/>
      <text:p text:style-name="P2">Hamil-e-wah<text:span text:style-name="T1">i</text:span>-e-illahi nay ch<text:span text:style-name="T1">u</text:span>sa<text:span text:style-name="T1">a</text:span>y<text:span text:style-name="T1">i</text:span> hai z<text:span text:style-name="T1">a</text:span>ban</text:p>
      <text:p text:style-name="P1">Ilm ka shehr isay Ilm ka hai dar bolay</text:p>
      <text:p text:style-name="P1"/>
      <text:p text:style-name="P1">ye ghulaamaan-e-ali ibn-e-abi talib hain</text:p>
      <text:p text:style-name="P1">has ke rizwan ko ishaare se payambar bol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8:53:10.852537300</meta:creation-date>
    <dc:date>2026-01-22T19:10:33.801081600</dc:date>
    <meta:editing-duration>PT5M29S</meta:editing-duration>
    <meta:editing-cycles>1</meta:editing-cycles>
    <meta:document-statistic meta:table-count="0" meta:image-count="0" meta:object-count="0" meta:page-count="1" meta:paragraph-count="22" meta:word-count="161" meta:character-count="912" meta:non-whitespace-character-count="773"/>
    <meta:generator>LibreOffice/25.8.4.2$Windows_X86_64 LibreOffice_project/290daaa01b999472f0c7a3890eb6a550fd74c6df</meta:generator>
  </office:meta>
</office:document-meta>
</file>